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106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26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9610" officeooo:paragraph-rsid="001f9610" style:text-blinking="false" fo:background-color="transparent"/>
    </style:style>
    <style:style style:name="T1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4" style:family="text">
      <style:text-properties officeooo:rsid="001f96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c14e34ba-7fff-4236-ca25-dda539c2dc15"/>TEMPLATES ASSIGNMENT</text:p>
      <text:p text:style-name="Text_20_body"/>
      <text:p text:style-name="P2">Please identify and create templates for the following pages:</text:p>
      <text:p text:style-name="Text_20_body"/>
      <text:p text:style-name="P2">http://www.tothenew.com/job-description/SENIOR-SOCIAL-MEDIA-EXECUTIVE</text:p>
      <text:p text:style-name="P2">http://www.tothenew.com/jobs</text:p>
      <text:p text:style-name="P2">http://www.tothenew.com/blog/s3-bucket-configuration-with-drupal-8/</text:p>
      <text:p text:style-name="P2">http://www.tothenew.com/</text:p>
      <text:p text:style-name="P4"><text:a xlink:type="simple" xlink:href="http://www.tothenew.com/blog/" text:style-name="Internet_20_link" text:visited-style-name="Visited_20_Internet_20_Link"><text:span text:style-name="T1">http://www.tothenew.com/blog/</text:span></text:a></text:p>
      <text:p text:style-name="Text_20_body"/>
      <text:p text:style-name="P3">SOLUTION.</text:p>
      <text:p text:style-name="P4"><text:span text:style-name="T2">We identify the number of templates to be created.</text:span><text:span text:style-name="T3">It is fairly possible that two pages can be created via the same template.</text:span></text:p>
      <text:p text:style-name="P3">Here 3 templates can be identified uniquley to be created.based on design and category.</text:p>
      <text:p text:style-name="P3">1.template for home page</text:p>
      <text:p text:style-name="P3">2.template for blog page <text:span text:style-name="T4">and job page</text:span></text:p>
      <text:p text:style-name="P3">3.template for <text:span text:style-name="T4">child</text:span> page<text:span text:style-name="T4">s of job</text:span></text:p>
      <text:p text:style-name="P6">4.template for child pages of blog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6:15.296348712</meta:creation-date>
    <dc:date>2019-04-09T19:24:33.227208414</dc:date>
    <meta:editing-duration>PT1M5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76" meta:character-count="646" meta:non-whitespace-character-count="584"/>
  </office:meta>
</office:document-meta>
</file>